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octet-stream" manifest:full-path="Object 1"/>
  <manifest:file-entry manifest:media-type="" manifest:full-path="ObjectReplacements/Object 1"/>
  <manifest:file-entry manifest:media-type="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application/octet-stream" manifest:full-path="Object 2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Liberation Sans1" svg:font-family="'Liberation Sans'"/>
    <style:font-face style:name="Liberation Serif1" svg:font-family="'Liberation Serif'"/>
    <style:font-face style:name="OpenSymbol1" svg:font-family="OpenSymbol"/>
    <style:font-face style:name="Symbol" svg:font-family="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492cm" fo:margin-left="0cm" table:align="left"/>
    </style:style>
    <style:style style:name="Table1.A" style:family="table-column">
      <style:table-column-properties style:column-width="3.704cm"/>
    </style:style>
    <style:style style:name="Table1.B" style:family="table-column">
      <style:table-column-properties style:column-width="5.909cm"/>
    </style:style>
    <style:style style:name="Table1.C" style:family="table-column">
      <style:table-column-properties style:column-width="7.879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8.701cm" table:align="left"/>
    </style:style>
    <style:style style:name="Table2.A" style:family="table-column">
      <style:table-column-properties style:column-width="3.911cm"/>
    </style:style>
    <style:style style:name="Table2.B" style:family="table-column">
      <style:table-column-properties style:column-width="4.791cm"/>
    </style:style>
    <style:style style:name="Table2.1" style:family="table-row">
      <style:table-row-properties style:min-row-height="0.794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2" style:family="table-row">
      <style:table-row-properties style:min-row-height="0.706cm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3" style:family="table-row">
      <style:table-row-properties style:min-row-height="0.499cm"/>
    </style:style>
    <style:style style:name="P1" style:family="paragraph" style:parent-style-name="Standard">
      <style:paragraph-properties fo:line-height="100%" fo:text-align="center" style:justify-single-word="false"/>
      <style:text-properties style:use-window-font-color="true" style:font-name="Liberation Serif1" fo:font-size="15pt" fo:font-style="normal" fo:font-weight="bold" fo:background-color="transparent" style:font-name-asian="Liberation Serif1" style:font-size-asian="15pt" style:font-style-asian="normal" style:font-weight-asian="bold" style:font-name-complex="Liberation Serif1" style:font-size-complex="15pt" style:font-style-complex="normal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2pt" fo:font-style="italic" fo:font-weight="bold" fo:background-color="transparent" style:font-name-asian="Liberation Sans1" style:font-name-complex="Liberation Sans1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Liberation Serif1" style:font-size-asian="12pt" style:font-name-complex="Liberation Serif1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4pt" fo:font-style="normal" fo:font-weight="bold" fo:background-color="transparent" style:font-name-asian="Liberation Serif1" style:font-size-asian="12.25pt" style:font-style-asian="normal" style:font-weight-asian="bold" style:font-name-complex="Liberation Serif1" style:font-size-complex="14pt" style:font-style-complex="normal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4pt" fo:font-style="italic" fo:font-weight="bold" fo:background-color="transparent" style:font-name-asian="Liberation Sans1" style:font-size-asian="14pt" style:font-name-complex="Liberation Sans1" style:font-size-complex="14pt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4pt" fo:font-weight="bold" fo:background-color="transparent" style:font-name-asian="Liberation Serif1" style:font-size-asian="14pt" style:font-name-complex="Liberation Serif1" style:font-size-complex="14pt"/>
    </style:style>
    <style:style style:name="P7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8pt" fo:font-style="italic" fo:font-weight="bold" fo:background-color="transparent" style:font-name-asian="Liberation Serif1" style:font-size-asian="18pt" style:font-weight-asian="bold" style:font-name-complex="Liberation Serif1" style:font-size-complex="18pt" style:font-weight-complex="bold"/>
    </style:style>
    <style:style style:name="P8" style:family="paragraph" style:parent-style-name="Standard">
      <style:paragraph-properties fo:line-height="100%" fo:text-align="end" style:justify-single-word="false"/>
      <style:text-properties style:use-window-font-color="true" style:font-name="Times New Roman" fo:font-size="18pt" fo:font-style="normal" fo:font-weight="bold" fo:background-color="transparent" style:font-name-asian="Liberation Serif1" style:font-size-asian="18pt" style:font-weight-asian="bold" style:font-name-complex="Liberation Serif1" style:font-size-complex="18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26pt" fo:font-style="normal" style:text-underline-style="solid" style:text-underline-width="auto" style:text-underline-color="font-color" fo:font-weight="bold" fo:background-color="transparent" style:font-name-asian="Liberation Serif1" style:font-size-asian="26pt" style:font-style-asian="normal" style:font-weight-asian="bold" style:font-name-complex="Liberation Serif1" style:font-size-complex="26pt" style:font-style-complex="normal" style:font-weight-complex="bold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5pt" fo:font-style="normal" fo:font-weight="bold" fo:background-color="transparent" style:font-name-asian="Liberation Serif1" style:font-size-asian="15pt" style:font-style-asian="normal" style:font-weight-asian="bold" style:font-name-complex="Liberation Serif1" style:font-size-complex="15pt" style:font-style-complex="normal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7pt" fo:font-style="italic" fo:font-weight="bold" fo:background-color="transparent" style:font-name-asian="Liberation Serif1" style:font-size-asian="7pt" style:font-weight-asian="bold" style:font-name-complex="Liberation Serif1" style:font-size-complex="7pt" style:font-weight-complex="bold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26pt" fo:font-style="normal" fo:font-weight="normal" fo:background-color="transparent" style:font-name-asian="Liberation Serif1" style:font-size-asian="26pt" style:font-style-asian="normal" style:font-weight-asian="normal" style:font-name-complex="Liberation Serif1" style:font-size-complex="26pt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4pt" fo:font-style="normal" fo:font-weight="bold" fo:background-color="transparent" style:font-name-asian="Liberation Serif1" style:font-size-asian="12.25pt" style:font-style-asian="normal" style:font-weight-asian="bold" style:font-name-complex="Liberation Serif1" style:font-size-complex="14pt" style:font-style-complex="normal" style:font-weight-complex="bold"/>
    </style:style>
    <style:style style:name="P14" style:family="paragraph" style:parent-style-name="Standard" style:list-style-name="">
      <style:paragraph-properties fo:line-height="100%" fo:text-align="start" style:justify-single-word="false"/>
      <style:text-properties style:use-window-font-color="true" style:font-name="Calibri" fo:font-size="20pt" fo:font-style="normal" fo:font-weight="bold" fo:background-color="transparent" style:font-name-asian="Liberation Serif1" style:font-size-asian="20pt" style:font-style-asian="normal" style:font-weight-asian="bold" style:font-name-complex="Liberation Serif1" style:font-size-complex="20pt" style:font-style-complex="normal" style:font-weight-complex="bold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style="normal" fo:font-weight="bold" fo:background-color="transparent" style:font-name-asian="Liberation Serif1" style:font-size-asian="11pt" style:font-style-asian="normal" style:font-weight-asian="bold" style:font-name-complex="Liberation Serif1" style:font-size-complex="11pt" style:font-style-complex="normal" style:font-weight-complex="bold"/>
    </style:style>
    <style:style style:name="P16" style:family="paragraph" style:parent-style-name="Standard" style:list-style-name="L2">
      <style:paragraph-properties fo:line-height="100%" fo:text-align="start" style:justify-single-word="false"/>
      <style:text-properties style:use-window-font-color="true" style:font-name="Calibri" fo:font-size="11pt" fo:font-style="normal" fo:font-weight="bold" fo:background-color="transparent" style:font-name-asian="Liberation Serif1" style:font-size-asian="11pt" style:font-style-asian="normal" style:font-weight-asian="bold" style:font-name-complex="Liberation Serif1" style:font-size-complex="11pt" style:font-style-complex="normal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style="normal" fo:font-weight="normal" fo:background-color="transparent" style:font-name-asian="Liberation Serif1" style:font-size-asian="11pt" style:font-style-asian="normal" style:font-weight-asian="normal" style:font-name-complex="Liberation Serif1" style:font-size-complex="11pt" style:font-style-complex="normal" style:font-weight-complex="normal"/>
    </style:style>
    <style:style style:name="P18" style:family="paragraph" style:parent-style-name="Standard">
      <style:text-properties style:font-name="Times New Roman"/>
    </style:style>
    <style:style style:name="P19" style:family="paragraph" style:parent-style-name="Standard">
      <style:text-properties style:font-name="Calibri"/>
    </style:style>
    <style:style style:name="P20" style:family="paragraph" style:parent-style-name="Standard">
      <style:paragraph-properties fo:line-height="100%" fo:text-align="start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Calibri" fo:font-size="11pt" fo:font-weight="normal" fo:background-color="transparent" style:font-name-asian="Liberation Serif1" style:font-size-asian="11pt" style:font-style-asian="normal" style:font-weight-asian="normal" style:font-name-complex="Liberation Serif1" style:font-size-complex="11pt" style:font-style-complex="normal" style:font-weight-complex="normal"/>
    </style:style>
    <style:style style:name="P22" style:family="paragraph" style:parent-style-name="Standard">
      <style:text-properties style:font-name="Calibri" fo:font-size="11pt" style:font-size-asian="11pt" style:font-size-complex="11pt"/>
    </style:style>
    <style:style style:name="P23" style:family="paragraph" style:parent-style-name="Standard">
      <style:paragraph-properties fo:line-height="100%" fo:text-align="start" style:justify-single-word="false"/>
      <style:text-properties style:font-name="Calibri" fo:font-size="11pt" style:font-size-asian="11pt" style:font-size-complex="11pt"/>
    </style:style>
    <style:style style:name="P24" style:family="paragraph" style:parent-style-name="Standard" style:list-style-name="L3">
      <style:text-properties style:font-name="Calibri" fo:font-size="11pt" style:font-size-asian="11pt" style:font-size-complex="11pt"/>
    </style:style>
    <style:style style:name="P25" style:family="paragraph" style:parent-style-name="Standard" style:list-style-name="L4">
      <style:text-properties style:font-name="Calibri" fo:font-size="11pt" style:font-size-asian="11pt" style:font-size-complex="11pt"/>
    </style:style>
    <style:style style:name="P26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Times New Roman" fo:font-size="12pt" fo:font-weight="bold" fo:background-color="transparent" style:font-name-asian="Liberation Serif1" style:font-size-asian="12pt" style:font-weight-asian="bold" style:font-name-complex="Liberation Serif1" style:font-size-complex="12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1pt" style:font-name-asian="Liberation Serif1" style:font-size-asian="11pt" style:font-name-complex="Liberation Serif1" style:font-size-complex="11pt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3pt" fo:font-weight="bold" style:font-name-asian="Liberation Serif1" style:font-size-asian="13pt" style:font-weight-asian="bold" style:font-name-complex="Liberation Serif1" style:font-size-complex="13pt" style:font-weight-complex="bold"/>
    </style:style>
    <style:style style:name="P29" style:family="paragraph" style:parent-style-name="Text_20_body" style:list-style-name="">
      <style:text-properties style:use-window-font-color="true" style:font-name="Calibri" fo:font-size="20pt" fo:font-style="normal" fo:font-weight="bold" fo:background-color="transparent" style:font-name-asian="Liberation Serif1" style:font-size-asian="20pt" style:font-style-asian="normal" style:font-weight-asian="bold" style:font-name-complex="Liberation Serif1" style:font-size-complex="20pt" style:font-style-complex="normal" style:font-weight-complex="bold"/>
    </style:style>
    <style:style style:name="P30" style:family="paragraph" style:parent-style-name="Text_20_body">
      <style:text-properties style:font-name="Calibri" fo:font-size="11pt" style:font-size-asian="11pt" style:font-size-complex="11pt"/>
    </style:style>
    <style:style style:name="P31" style:family="paragraph" style:parent-style-name="Nessuna_20_spaziatura">
      <style:text-properties style:font-name="Times New Roman" fo:font-size="10pt" style:font-size-asian="10pt" style:font-size-complex="10pt"/>
    </style:style>
    <style:style style:name="P32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33" style:family="paragraph">
      <style:paragraph-properties fo:text-align="center"/>
    </style:style>
    <style:style style:name="P34" style:family="paragraph">
      <style:paragraph-properties fo:text-align="center"/>
      <style:text-properties fo:font-weight="bold" style:font-weight-asian="bold" style:font-weight-complex="bold"/>
    </style:style>
    <style:style style:name="P35" style:family="paragraph">
      <style:paragraph-properties fo:text-align="center"/>
      <style:text-properties fo:font-size="12pt" fo:font-weight="bold" style:font-weight-asian="bold" style:font-weight-complex="bold"/>
    </style:style>
    <style:style style:name="P36" style:family="paragraph">
      <style:paragraph-properties fo:text-align="center"/>
      <style:text-properties fo:text-shadow="1pt 1pt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background-color="transparent" style:font-name-asian="Liberation Serif1" style:font-style-asian="normal" style:font-name-complex="Liberation Serif1" style:font-style-complex="normal" loext:char-shading-value="0"/>
    </style:style>
    <style:style style:name="T3" style:family="text">
      <style:text-properties fo:background-color="transparent" style:font-name-asian="Liberation Serif1" style:font-style-asian="normal" style:font-name-complex="Liberation Serif1" style:font-style-complex="normal" loext:char-shading-value="0"/>
    </style:style>
    <style:style style:name="T4" style:family="text">
      <style:text-properties fo:background-color="transparent" style:font-name-asian="Liberation Serif1" style:font-style-asian="normal" style:font-name-complex="Liberation Serif1" style:font-style-complex="normal" loext:char-shading-value="0"/>
    </style:style>
    <style:style style:name="T5" style:family="text">
      <style:text-properties style:use-window-font-color="true" fo:font-style="normal"/>
    </style:style>
    <style:style style:name="T6" style:family="text">
      <style:text-properties style:use-window-font-color="true" fo:font-style="normal" fo:background-color="transparent" style:font-name-asian="Liberation Serif1" style:font-style-asian="normal" style:font-name-complex="Liberation Serif1" style:font-style-complex="normal" loext:char-shading-value="0"/>
    </style:style>
    <style:style style:name="T7" style:family="text">
      <style:text-properties style:use-window-font-color="true" fo:font-style="normal" fo:background-color="transparent" style:font-name-asian="Liberation Serif1" style:font-style-asian="normal" style:font-name-complex="Liberation Serif1" style:font-style-complex="normal" loext:char-shading-value="0"/>
    </style:style>
    <style:style style:name="T8" style:family="text">
      <style:text-properties style:use-window-font-color="true" fo:font-style="normal" fo:font-weight="normal" fo:background-color="transparent" style:font-name-asian="Liberation Serif1" style:font-style-asian="normal" style:font-weight-asian="normal" style:font-name-complex="Liberation Serif1" style:font-style-complex="normal" style:font-weight-complex="normal" loext:char-shading-value="0"/>
    </style:style>
    <style:style style:name="T9" style:family="text">
      <style:text-properties style:use-window-font-color="true" fo:font-style="normal" fo:font-weight="normal" fo:background-color="transparent" style:font-name-asian="Liberation Serif1" style:font-style-asian="normal" style:font-weight-asian="normal" style:font-name-complex="Liberation Serif1" style:font-style-complex="normal" style:font-weight-complex="normal" loext:char-shading-value="0"/>
    </style:style>
    <style:style style:name="T10" style:family="text">
      <style:text-properties style:font-style-asian="normal" style:font-style-complex="normal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2pt" fo:font-weight="bold" style:font-weight-asian="bold" style:font-weight-complex="bold"/>
    </style:style>
    <style:style style:name="T14" style:family="text">
      <style:text-properties fo:text-shadow="1pt 1pt" fo:font-weight="bold" style:font-weight-asian="bold" style:font-weight-complex="bold"/>
    </style:style>
    <style:style style:name="fr1" style:family="graphic" style:parent-style-name="OLE">
      <style:graphic-properties style:vertical-pos="from-top" style:vertical-rel="page" style:horizontal-pos="from-left" style:horizontal-rel="page" draw:ole-draw-aspect="1" draw:visible-area-top="0cm" draw:visible-area-width="5.003cm" draw:visible-area-height="5.003cm"/>
    </style:style>
    <style:style style:name="fr2" style:family="graphic" style:parent-style-name="OLE">
      <style:graphic-properties style:run-through="foreground" style:wrap="parallel" style:number-wrapped-paragraphs="no-limit" style:wrap-contour="false" style:vertical-pos="from-top" style:vertical-rel="page" style:horizontal-pos="from-left" style:horizontal-rel="page" draw:ole-draw-aspect="1" draw:visible-area-top="0cm" draw:visible-area-width="5.003cm" draw:visible-area-height="5.003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0.771cm" fo:min-width="3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0.774cm" fo:min-width="3.0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1.21cm" fo:min-width="1.5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1" text:anchor-type="page" text:anchor-page-number="1" svg:x="4.796cm" svg:y="3.32cm" svg:width="10.814cm" style:rel-width="scale" svg:height="5.218cm" style:rel-height="scale" draw:z-index="0">
        <draw:object-ole xlink:href="./Object 1" xlink:type="simple" xlink:show="embed" xlink:actuate="onLoad"/>
        <draw:image xlink:href="./ObjectReplacements/Object 1" xlink:type="simple" xlink:show="embed" xlink:actuate="onLoad"/>
        <svg:desc>OLE-object</svg:desc>
      </draw:frame>
      <draw:frame draw:style-name="fr2" draw:name="2" text:anchor-type="page" text:anchor-page-number="1" svg:x="2.822cm" svg:y="17.26cm" svg:width="7.539cm" style:rel-width="scale" svg:height="4.473cm" style:rel-height="scale" draw:z-index="1">
        <draw:object-ole xlink:href="./Object 2" xlink:type="simple" xlink:show="embed" xlink:actuate="onLoad"/>
        <draw:image xlink:href="./ObjectReplacements/Object 2" xlink:type="simple" xlink:show="embed" xlink:actuate="onLoad"/>
        <svg:desc>OLE-object</svg:desc>
      </draw:frame>
      <text:p text:style-name="P18"/>
      <text:p text:style-name="P18"/>
      <text:p text:style-name="P18"/>
      <text:p text:style-name="P18"/>
      <text:p text:style-name="P2">Dipartimento di Scienze Ambientali, Informatica e Statistica</text:p>
      <text:p text:style-name="P2"/>
      <text:p text:style-name="P2">Corso di Ingegneria del Software A.A. 2017-2018</text:p>
      <text:p text:style-name="P2"/>
      <text:p text:style-name="P2">Docente: Professore Agostino Cortesi</text:p>
      <text:p text:style-name="P2"/>
      <text:p text:style-name="P5"/>
      <text:p text:style-name="P6">Team Dragon</text:p>
      <text:p text:style-name="P3"/>
      <text:list xml:id="list578823904015422404" text:style-name="L1">
        <text:list-item>
          <text:p text:style-name="P26">Matteo Berton: 860594</text:p>
        </text:list-item>
        <text:list-item>
          <text:p text:style-name="P26">Giacome De Liberali: 857174</text:p>
        </text:list-item>
        <text:list-item>
          <text:p text:style-name="P26">Luca Fortin: 858986</text:p>
        </text:list-item>
        <text:list-item>
          <text:p text:style-name="P26">Luca Mion: 860135</text:p>
        </text:list-item>
      </text:list>
      <text:p text:style-name="P7"/>
      <text:p text:style-name="P8"><text:span text:style-name="T10"/></text:p>
      <text:p text:style-name="P8"><text:span text:style-name="T10">APPLICAZIONE ANDROID <text:s text:c="2"/></text:span></text:p>
      <text:p text:style-name="P7"/>
      <text:p text:style-name="P7"/>
      <text:p text:style-name="P7"/>
      <text:p text:style-name="P11"/>
      <text:p text:style-name="P9">PIANO DI TESTING</text:p>
      <text:p text:style-name="P4"/>
      <text:p text:style-name="P10">Data consegna: 23/11/17</text:p>
      <text:p text:style-name="P1"/>
      <text:p text:style-name="P10">Versione 1.1</text:p>
      <text:p text:style-name="P12"/>
      <text:p text:style-name="P13"><text:soft-page-break/></text:p>
      <text:table-of-content text:style-name="Sect1" text:protected="true" text:name="Indice generale1">
        <text:table-of-content-source text:outline-level="10">
          <text:index-title-template text:style-name="Contents_20_Heading">Somma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Contents_20_Heading">Sommario</text:p>
          </text:index-title>
          <text:p text:style-name="P32">1. Introduzione<text:tab/>3</text:p>
          <text:p text:style-name="P32">2. Il modello di testing<text:tab/>3</text:p>
          <text:p text:style-name="P32">3. Tracciabilità dei requisiti<text:tab/>3</text:p>
          <text:p text:style-name="P32">4. Elementi testati<text:tab/>4</text:p>
          <text:p text:style-name="P32">5. Tempo e risorse allocate<text:tab/>5</text:p>
          <text:p text:style-name="P32">6. Procedura di registrazione dei test<text:tab/>5</text:p>
          <text:p text:style-name="P32">7. Requisiti Hardware e Software<text:tab/>5</text:p>
          <text:p text:style-name="P32">8. Vincoli per il testing<text:tab/>5</text:p>
        </text:index-body>
      </text:table-of-conten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4" text:outline-level="1"><text:soft-page-break/>1. Introduzione</text:h>
      <text:p text:style-name="P15"/>
      <text:p text:style-name="P17">Il seguente documento ha lo scopo di definire e pianificare le attività di testing che verranno svolte durante lo sviluppo dell’applicazione e prima della relativa messa in linea.</text:p>
      <text:p text:style-name="P15"/>
      <text:h text:style-name="P14" text:outline-level="1">2. Il modello di testing</text:h>
      <text:p text:style-name="P15"/>
      <text:p text:style-name="P20"><text:span text:style-name="T6">Per lo sviluppo dell’applicazione Security Street il team ha deciso di </text:span><text:span text:style-name="T6">realizzare un test </text:span><text:span text:style-name="T6">bottom-up.</text:span></text:p>
      <text:p text:style-name="P20"><text:span text:style-name="T2">Attraverso questa tecnica è possibile</text:span><text:span text:style-name="T2"> verificare il funzionamento, la correttezza e l’integrità dei singoli sottosistemi, partendo dal livello gerarchicamente più basso, per poi testare i livelli superior</text:span><text:span text:style-name="T2">i</text:span><text:span text:style-name="T2">. </text:span></text:p>
      <text:p text:style-name="P21"><text:span text:style-name="T5">Permette inoltre di rilevare immediatamente possibili errori e deli</text:span><text:span text:style-name="T5">m</text:span><text:span text:style-name="T5">itare tali aree.</text:span></text:p>
      <text:p text:style-name="P17"/>
      <text:h text:style-name="P14" text:outline-level="1">3. Tracciabilità dei requisiti</text:h>
      <text:p text:style-name="P15"/>
      <text:p text:style-name="P17">In questo punto andremo a elencare le azioni da testare nell’applicazione.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0">ID REQUISITO</text:p>
          </table:table-cell>
          <table:table-cell table:style-name="Table1.A1" office:value-type="string">
            <text:p text:style-name="P30">NOME REQUISITO</text:p>
          </table:table-cell>
          <table:table-cell table:style-name="Table1.C1" office:value-type="string">
            <text:p text:style-name="P30">TEST</text:p>
          </table:table-cell>
        </table:table-row>
        <table:table-row>
          <table:table-cell table:style-name="Table1.A2" office:value-type="string">
            <text:p text:style-name="P30">RS 1</text:p>
          </table:table-cell>
          <table:table-cell table:style-name="Table1.A2" office:value-type="string">
            <text:p text:style-name="P30">Apertura dell’app con tap sull’icona</text:p>
          </table:table-cell>
          <table:table-cell table:style-name="Table1.C2" office:value-type="string">
            <text:p text:style-name="P30">Test superato se l’applicazione si avvia correttamente</text:p>
          </table:table-cell>
        </table:table-row>
        <table:table-row>
          <table:table-cell table:style-name="Table1.A2" office:value-type="string">
            <text:p text:style-name="P30">RS 2</text:p>
          </table:table-cell>
          <table:table-cell table:style-name="Table1.A2" office:value-type="string">
            <text:p text:style-name="P30">Attivazione posizione </text:p>
          </table:table-cell>
          <table:table-cell table:style-name="Table1.C2" office:value-type="string">
            <text:p text:style-name="P30">Collegamento tra app e Google Maps, attivazione geolocalizzazione</text:p>
          </table:table-cell>
        </table:table-row>
        <table:table-row>
          <table:table-cell table:style-name="Table1.A2" office:value-type="string">
            <text:p text:style-name="P30">RS 3</text:p>
          </table:table-cell>
          <table:table-cell table:style-name="Table1.A2" office:value-type="string">
            <text:p text:style-name="P30">Spostamento nella mappa</text:p>
          </table:table-cell>
          <table:table-cell table:style-name="Table1.C2" office:value-type="string">
            <text:p text:style-name="P30">Scroll sulla mappa con la visualizzazione dei dati </text:p>
          </table:table-cell>
        </table:table-row>
        <table:table-row>
          <table:table-cell table:style-name="Table1.A2" office:value-type="string">
            <text:p text:style-name="P30">RS 4</text:p>
          </table:table-cell>
          <table:table-cell table:style-name="Table1.A2" office:value-type="string">
            <text:p text:style-name="P30">Utilizzo del menù e ricerca </text:p>
          </table:table-cell>
          <table:table-cell table:style-name="Table1.C2" office:value-type="string">
            <text:p text:style-name="P30">Corretto funzionamento delle sottovoci del menù e dellla funzione ricerca</text:p>
          </table:table-cell>
        </table:table-row>
        <table:table-row>
          <table:table-cell table:style-name="Table1.A2" office:value-type="string">
            <text:p text:style-name="P30">RS 5</text:p>
          </table:table-cell>
          <table:table-cell table:style-name="Table1.A2" office:value-type="string">
            <text:p text:style-name="P30">Selezione autovelox</text:p>
          </table:table-cell>
          <table:table-cell table:style-name="Table1.C2" office:value-type="string">
            <text:p text:style-name="P30">Tap sull’autovelox situato sulla mappa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14" text:outline-level="1"><text:soft-page-break/>4. Elementi testati</text:h>
      <text:p text:style-name="P17"/>
      <text:p text:style-name="P17">La pianificazione del testing è riassunta di seguito con il seguente <text:s/>diagramma:</text:p>
      <text:p text:style-name="P17"/>
      <text:p text:style-name="P17"><draw:custom-shape text:anchor-type="paragraph" draw:z-index="2" draw:name="Shape1" draw:style-name="gr1" draw:text-style-name="P34" svg:width="3.146cm" svg:height="0.853cm" svg:x="5.943cm" svg:y="0.462cm"><text:p text:style-name="P33"><text:span text:style-name="T12">Inizio tes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7"/>
      <text:p text:style-name="P17"><draw:line text:anchor-type="paragraph" draw:z-index="7" draw:name="Shape3" draw:style-name="gr4" draw:text-style-name="P33" svg:x1="7.588cm" svg:y1="0.365cm" svg:x2="7.588cm" svg:y2="1.547cm"><text:p/></draw:line></text:p>
      <text:p text:style-name="P17"/>
      <text:p text:style-name="P17"/>
      <text:p text:style-name="P17"><draw:custom-shape text:anchor-type="paragraph" draw:z-index="4" draw:name="Shape1" draw:style-name="gr1" draw:text-style-name="P34" svg:width="3.146cm" svg:height="0.853cm" svg:x="6.001cm" svg:y="0.123cm"><text:p text:style-name="P33"><text:span text:style-name="T12">Alpha testing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1" draw:style-name="gr1" draw:text-style-name="P34" svg:width="3.146cm" svg:height="0.853cm" svg:x="6.001cm" svg:y="0.123cm"><text:p text:style-name="P33"><text:span text:style-name="T12">Alpha testing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7"><draw:line text:anchor-type="paragraph" draw:z-index="8" draw:name="Shape3" draw:style-name="gr4" draw:text-style-name="P33" svg:x1="7.588cm" svg:y1="0.395cm" svg:x2="7.588cm" svg:y2="1.764cm"><text:p/></draw:line><draw:line text:anchor-type="paragraph" draw:z-index="13" draw:name="Shape7" draw:style-name="gr4" draw:text-style-name="P33" svg:x1="14.028cm" svg:y1="0.069cm" svg:x2="9.146cm" svg:y2="0.069cm"><text:p/></draw:line><draw:line text:anchor-type="paragraph" draw:z-index="12" draw:name="Shape5" draw:style-name="gr5" draw:text-style-name="P33" svg:x1="14.062cm" svg:y1="2.427cm" svg:x2="14.028cm" svg:y2="0.069cm"><text:p/></draw:line></text:p>
      <text:p text:style-name="P17"/>
      <text:p text:style-name="P17"/>
      <text:p text:style-name="P17"><draw:custom-shape text:anchor-type="paragraph" draw:z-index="6" draw:name="Shape2" draw:style-name="gr3" draw:text-style-name="P34" svg:width="3.086cm" svg:height="2.419cm" svg:x="6.062cm" svg:y="0.34cm"><text:p text:style-name="P33"><text:span text:style-name="T12">Trovati</text:span></text:p><text:p text:style-name="P33"><text:span text:style-name="T12">bug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7"><draw:custom-shape text:anchor-type="paragraph" draw:z-index="5" draw:name="Shape1" draw:style-name="gr2" draw:text-style-name="P35" svg:width="3.148cm" svg:height="0.856cm" svg:x="12.353cm" svg:y="0.529cm"><text:p text:style-name="P33"><text:span text:style-name="T13">Correzione bug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4" draw:name="Shape6" draw:style-name="gr6" draw:text-style-name="P36" svg:width="1.412cm" svg:height="0.489cm" svg:x="10.118cm" svg:y="0.183cm"><draw:text-box><text:p text:style-name="P33"><text:span text:style-name="T14">SI</text:span></text:p></draw:text-box></draw:frame></text:p>
      <text:p text:style-name="P17"><draw:line text:anchor-type="paragraph" draw:z-index="10" draw:name="Shape4" draw:style-name="gr4" draw:text-style-name="P33" svg:x1="9.148cm" svg:y1="0.409cm" svg:x2="12.353cm" svg:y2="0.409cm"><text:p/></draw:line></text:p>
      <text:p text:style-name="P17"/>
      <text:p text:style-name="P17"/>
      <text:p text:style-name="P17"><draw:frame text:anchor-type="paragraph" draw:z-index="15" draw:name="Shape8" draw:style-name="gr7" draw:text-style-name="P34" svg:width="1.5cm" svg:height="0.56cm" svg:x="8.059cm" svg:y="0.323cm"><draw:text-box><text:p text:style-name="P33"><text:span text:style-name="T12">NO</text:span></text:p></draw:text-box></draw:frame><draw:line text:anchor-type="paragraph" draw:z-index="9" draw:name="Shape3" draw:style-name="gr4" draw:text-style-name="P33" svg:x1="7.588cm" svg:y1="0.386cm" svg:x2="7.588cm" svg:y2="1.337cm"><text:p/></draw:line></text:p>
      <text:p text:style-name="P17"/>
      <text:p text:style-name="P17"><draw:custom-shape text:anchor-type="paragraph" draw:z-index="3" draw:name="Shape1" draw:style-name="gr2" draw:text-style-name="P35" svg:width="3.148cm" svg:height="0.856cm" svg:x="6.033cm" svg:y="0.388cm"><text:p text:style-name="P33"><text:span text:style-name="T13">Fine test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7"/>
      <text:p text:style-name="P17"/>
      <text:p text:style-name="P17"/>
      <text:p text:style-name="P17"/>
      <text:p text:style-name="P17">Questi test serviranno per capire se tutte le funzionalità della nostra applicazione funzionano correttamente.</text:p>
      <text:p text:style-name="P17"/>
      <text:p text:style-name="P17">Di seguito i vari test realizzati.</text:p>
      <text:p text:style-name="P17"/>
      <text:list xml:id="list374511433470680195" text:style-name="L2">
        <text:list-item>
          <text:p text:style-name="P16"><text:span text:style-name="T11">Test usabilità: <text:s/></text:span><text:span text:style-name="T1">verifica l’utilizzo dell’applicazione da parte dell’utente;</text:span></text:p>
          <text:p text:style-name="P16"/>
        </text:list-item>
        <text:list-item>
          <text:p text:style-name="P16"><text:span text:style-name="T11">Test performance: </text:span><text:span text:style-name="T1">verifica delle prestazioni dell’applicazione;</text:span></text:p>
          <text:p text:style-name="P16"/>
        </text:list-item>
        <text:list-item>
          <text:p text:style-name="P16"><text:span text:style-name="T11">Test compatibilità:</text:span> <text:span text:style-name="T1">verifica del funzionamento dell’applicazione con diversi layout e diverse versioni del sistema operativo;</text:span></text:p>
          <text:p text:style-name="P16"/>
        </text:list-item>
        <text:list-item>
          <text:p text:style-name="P16"><text:span text:style-name="T11">Test sottoinsiemi:</text:span> <text:span text:style-name="T1">verifica funzionamento sottoinsiemi.</text:span>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14" text:outline-level="1"><text:soft-page-break/>5. Tempo e risorse allocate</text:h>
      <text:p text:style-name="P15"/>
      <text:p text:style-name="P17">La fase di testing dell’applicazione si svolgerà nel corso delle tre settimane precedenti alla messa in linea.</text:p>
      <text:p text:style-name="P17"/>
      <text:p text:style-name="P17">Nella tabella seguente vengono indicati i giorni stimati per la realizzazione delle varie parti.</text:p>
      <text:p text:style-name="P1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8">Fase di Testing</text:p>
          </table:table-cell>
          <table:table-cell table:style-name="Table2.B1" office:value-type="string">
            <text:p text:style-name="P28">Durata giorni</text:p>
          </table:table-cell>
        </table:table-row>
        <table:table-row table:style-name="Table2.2">
          <table:table-cell table:style-name="Table2.A2" office:value-type="string">
            <text:p text:style-name="P27">Test Bottom-Up</text:p>
          </table:table-cell>
          <table:table-cell table:style-name="Table2.B2" office:value-type="string">
            <text:p text:style-name="P27">7</text:p>
          </table:table-cell>
        </table:table-row>
        <table:table-row table:style-name="Table2.3">
          <table:table-cell table:style-name="Table2.A2" office:value-type="string">
            <text:p text:style-name="P27">Test Compatibilità</text:p>
          </table:table-cell>
          <table:table-cell table:style-name="Table2.B2" office:value-type="string">
            <text:p text:style-name="P27">3</text:p>
          </table:table-cell>
        </table:table-row>
        <table:table-row table:style-name="Table2.3">
          <table:table-cell table:style-name="Table2.A2" office:value-type="string">
            <text:p text:style-name="P27">Test Requisiti</text:p>
          </table:table-cell>
          <table:table-cell table:style-name="Table2.B2" office:value-type="string">
            <text:p text:style-name="P27">6</text:p>
          </table:table-cell>
        </table:table-row>
        <table:table-row table:style-name="Table2.3">
          <table:table-cell table:style-name="Table2.A2" office:value-type="string">
            <text:p text:style-name="P27">Test Casi d’suso</text:p>
          </table:table-cell>
          <table:table-cell table:style-name="Table2.B2" office:value-type="string">
            <text:p text:style-name="P27">7</text:p>
          </table:table-cell>
        </table:table-row>
      </table:table>
      <text:p text:style-name="P15"/>
      <text:h text:style-name="P14" text:outline-level="1">6. Procedura di registrazione dei test</text:h>
      <text:p text:style-name="P15"/>
      <text:p text:style-name="P23">Nella prima fase del testing il team andrà a controllare il corretto funzionamento delle principali funzionalità dell’applicazione su diversi dispositivi.</text:p>
      <text:p text:style-name="P30">Successivamente i dati ottenuti da questi test, verranno riportati su una tabella che servirà ad indicare i relativi risultati specificandone la data di esecuzione, la tipologia del test e le eventuali modifiche applicate.</text:p>
      <text:h text:style-name="P29" text:outline-level="1">7. Requisiti Hardware e Software</text:h>
      <text:p text:style-name="P22"><text:span text:style-name="T8">I dispositiv</text:span><text:span text:style-name="T8">i </text:span><text:span text:style-name="T8">fisici e quelli emulati tramite l’utilizzo di Android </text:span><text:span text:style-name="T8">S</text:span><text:span text:style-name="T8">tudio sui quali andremo a</text:span><text:span text:style-name="T8">d</text:span><text:span text:style-name="T8"> effettuare i test sono:</text:span></text:p>
      <text:p text:style-name="P22"/>
      <text:list xml:id="list932909455636438822" text:style-name="L3">
        <text:list-item>
          <text:p text:style-name="P24">LG Nexsus 5: android Lollipop 5.1 ;</text:p>
        </text:list-item>
        <text:list-item>
          <text:p text:style-name="P24">Huawei P9 Lite: android Marshmallow 6.0,</text:p>
        </text:list-item>
        <text:list-item>
          <text:p text:style-name="P24">Samsung Galaxy S6: android Marshmallow 6.0.1,</text:p>
        </text:list-item>
      </text:list>
      <text:p text:style-name="P22"/>
      <text:p text:style-name="P22">I requisiti essenziali per poter realizzare il test dell’applicazione sono:</text:p>
      <text:p text:style-name="P22"/>
      <text:list xml:id="list8585593833426022948" text:style-name="L4">
        <text:list-item>
          <text:p text:style-name="P25">Connessione ad Internet per collegarsi e utilizzare i servizi di Google Maps;</text:p>
        </text:list-item>
        <text:list-item>
          <text:p text:style-name="P25">Sistema operativo Android 5.1 o successivi.</text:p>
        </text:list-item>
      </text:list>
      <text:p text:style-name="P22"/>
      <text:h text:style-name="P14" text:outline-level="1">8. Vincoli per il testing</text:h>
      <text:p text:style-name="P19"/>
      <text:p text:style-name="P19">Il test verrà effettuato nell’arco delle tre settimane precendenti alla messa in linea dell’applicazione. Questo prevede la disponibiltà del gruppo a realizzare il testing e, di conseguenza, ogni componente dovrà avere a disposizione un dispositivo Android compatibile con le specifiche richieste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Liberation Sans1" svg:font-family="'Liberation Sans'"/>
    <style:font-face style:name="Liberation Serif1" svg:font-family="'Liberation Serif'"/>
    <style:font-face style:name="OpenSymbol1" svg:font-family="OpenSymbol"/>
    <style:font-face style:name="Symbol" svg:font-family="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Nessuna_20_spaziatura" style:display-name="Nessuna spaziatura" style:family="paragraph">
      <style:paragraph-properties fo:hyphenation-ladder-count="no-limit"/>
      <style:text-properties style:font-name-complex="Mangal" style:font-size-complex="10.5pt" fo:hyphenate="false" fo:hyphenation-remain-char-count="0" fo:hyphenation-push-char-count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essuna_20_spaziatura">
      <style:text-properties style:font-name="Times New Roman" fo:font-size="10pt" style:font-size-asian="10pt" style:font-size-complex="10pt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getto Ingegneria del Software -Applicazione Android-</text:p>
      </style:header>
      <style:footer>
        <text:p text:style-name="Footer"><text:tab/><text:tab/><text:page-number text:select-page="current">5</text:page-number> Di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20T12:28:34.148727982</meta:creation-date>
    <dc:date>2017-11-22T19:04:50.09</dc:date>
    <meta:editing-duration>PT1H21M34S</meta:editing-duration>
    <meta:editing-cycles>28</meta:editing-cycles>
    <meta:generator>OpenOffice/4.1.4$Win32 OpenOffice.org_project/414m5$Build-9788</meta:generator>
    <dc:creator>l m</dc:creator>
    <meta:document-statistic meta:table-count="2" meta:image-count="0" meta:object-count="2" meta:page-count="5" meta:paragraph-count="83" meta:word-count="581" meta:character-count="3891"/>
  </office:meta>
</office:document-meta>
</file>